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BeanFactoryInitializationCod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FactoryInitializationCode.getTyp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FactoryInitializationCode.ge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FactoryInitializationCode.addInitializer( MethodReference method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FactoryInitializationCode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FactoryInitializationCode.MockBeanFactoryInitializationCode( GenerationContext gener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